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6.5543in"/>
    </style:style>
    <style:style style:name="co35" style:family="table-column">
      <style:table-column-properties fo:break-before="auto" style:column-width="6.5in"/>
    </style:style>
    <style:style style:name="co36" style:family="table-column">
      <style:table-column-properties fo:break-before="auto" style:column-width="1.2008in"/>
    </style:style>
    <style:style style:name="co37" style:family="table-column">
      <style:table-column-properties fo:break-before="auto" style:column-width="9.8665in"/>
    </style:style>
    <style:style style:name="co38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ring your End Phase, summon random Cost 1 Minion from your deck</text:p>
          </table:table-cell>
          <table:table-cell office:value-type="string" calcext:value-type="string">
            <text:p>“True” identity of Minion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King of Cr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ring your End Phase, your opponent’s weakest Minion is converted to your side</text:p>
          </table:table-cell>
          <table:table-cell office:value-type="string" calcext:value-type="string">
            <text:p>Ravenboy’s true identity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6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9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 table:style-name="ce10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20:24:36.678305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8-11T20:33:56.946618978</dc:date>
    <meta:editing-duration>P6DT6H44M11S</meta:editing-duration>
    <meta:editing-cycles>889</meta:editing-cycles>
    <meta:document-statistic meta:table-count="10" meta:cell-count="2033" meta:object-count="0"/>
  </office:meta>
</office:document-meta>
</file>